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1.914cm"/>
    </style:style>
    <style:style style:name="co4" style:family="table-column">
      <style:table-column-properties fo:break-before="auto" style:column-width="1.588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4.501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2.10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ext-properties style:font-name="Liberation Sans" fo:font-size="16pt" style:font-name-asian="Droid Sans Fallback" style:font-size-asian="16pt" style:font-name-complex="Droid Sans Devanagari" style:font-size-complex="16pt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fo:background-color="#cccccc"/>
    </style:style>
  </office:automatic-styles>
  <office:body>
    <office:spreadsheet>
      <table:table table:name="bench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number-columns-repeated="3" table:default-cell-style-name="ce4"/>
        <table:table-column table:style-name="co8" table:default-cell-style-name="Default"/>
        <table:table-row table:style-name="ro1">
          <table:table-cell table:style-name="ce1" office:value-type="string" calcext:value-type="string">
            <text:p>Influence de la population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aux de mutation</text:p>
          </table:table-cell>
          <table:table-cell office:value-type="string" calcext:value-type="string">
            <text:p>croisement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Individu fitness</text:p>
          </table:table-cell>
          <table:table-cell office:value-type="string" calcext:value-type="string">
            <text:p>moyene Population fitness</text:p>
          </table:table-cell>
          <table:table-cell office:value-type="string" calcext:value-type="string">
            <text:p>diametre A</text:p>
          </table:table-cell>
          <table:table-cell office:value-type="string" calcext:value-type="string">
            <text:p>diametre B</text:p>
          </table:table-cell>
          <table:table-cell office:value-type="string" calcext:value-type="string">
            <text:p>diametre C</text:p>
          </table:table-cell>
          <table:table-cell office:value-type="string" calcext:value-type="string">
            <text:p>temps (ms)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873.89403834138" calcext:value-type="float">
            <text:p>4873,89</text:p>
          </table:table-cell>
          <table:table-cell office:value-type="float" office:value="23.9589442815249" calcext:value-type="float">
            <text:p>23,96</text:p>
          </table:table-cell>
          <table:table-cell office:value-type="float" office:value="50.8504398826979" calcext:value-type="float">
            <text:p>50,85</text:p>
          </table:table-cell>
          <table:table-cell office:value-type="float" office:value="25.1906158357771" calcext:value-type="float">
            <text:p>25,19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 office:value-type="float" office:value="0.015" calcext:value-type="float">
            <text:p>0,0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50" calcext:value-type="float">
            <text:p>50</text:p>
          </table:table-cell>
          <table:table-cell table:style-name="ce5" office:value-type="float" office:value="5235.98775598299" calcext:value-type="float">
            <text:p>5235,99</text:p>
          </table:table-cell>
          <table:table-cell table:style-name="ce5" office:value-type="float" office:value="5062.68240589753" calcext:value-type="float">
            <text:p>5062,68</text:p>
          </table:table-cell>
          <table:table-cell table:style-name="ce5" office:value-type="float" office:value="33.3333333333333" calcext:value-type="float">
            <text:p>33,33</text:p>
          </table:table-cell>
          <table:table-cell table:style-name="ce5" office:value-type="float" office:value="33.3333333333333" calcext:value-type="float">
            <text:p>33,33</text:p>
          </table:table-cell>
          <table:table-cell table:style-name="ce5" office:value-type="float" office:value="33.3333333333333" calcext:value-type="float">
            <text:p>33,33</text:p>
          </table:table-cell>
          <table:table-cell table:style-name="ce2" office:value-type="float" office:value="18" calcext:value-type="float">
            <text:p>18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79.22766514021" calcext:value-type="float">
            <text:p>5179,2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38.90909285403" calcext:value-type="float">
            <text:p>5138,91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Influence du nombre d'itération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aux de mutation</text:p>
          </table:table-cell>
          <table:table-cell office:value-type="string" calcext:value-type="string">
            <text:p>croisement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Individu fitness</text:p>
          </table:table-cell>
          <table:table-cell office:value-type="string" calcext:value-type="string">
            <text:p>moyene Population fitness</text:p>
          </table:table-cell>
          <table:table-cell office:value-type="string" calcext:value-type="string">
            <text:p>diametre A</text:p>
          </table:table-cell>
          <table:table-cell office:value-type="string" calcext:value-type="string">
            <text:p>diametre B</text:p>
          </table:table-cell>
          <table:table-cell office:value-type="string" calcext:value-type="string">
            <text:p>diametre C</text:p>
          </table:table-cell>
          <table:table-cell office:value-type="string" calcext:value-type="string">
            <text:p>temps (ms)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5225.78679349098" calcext:value-type="float">
            <text:p>5225,79</text:p>
          </table:table-cell>
          <table:table-cell office:value-type="float" office:value="5161.32292600959" calcext:value-type="float">
            <text:p>5161,32</text:p>
          </table:table-cell>
          <table:table-cell office:value-type="float" office:value="31.8279569892473" calcext:value-type="float">
            <text:p>31,83</text:p>
          </table:table-cell>
          <table:table-cell office:value-type="float" office:value="36.2756598240469" calcext:value-type="float">
            <text:p>36,28</text:p>
          </table:table-cell>
          <table:table-cell office:value-type="float" office:value="31.8963831867058" calcext:value-type="float">
            <text:p>31,9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233.31064686468" calcext:value-type="float">
            <text:p>5233,31</text:p>
          </table:table-cell>
          <table:table-cell office:value-type="float" office:value="5122.96874195573" calcext:value-type="float">
            <text:p>5122,97</text:p>
          </table:table-cell>
          <table:table-cell office:value-type="float" office:value="31.8279569892473" calcext:value-type="float">
            <text:p>31,83</text:p>
          </table:table-cell>
          <table:table-cell office:value-type="float" office:value="34.1544477028348" calcext:value-type="float">
            <text:p>34,15</text:p>
          </table:table-cell>
          <table:table-cell office:value-type="float" office:value="34.0175953079179" calcext:value-type="float">
            <text:p>34,0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5235.96569189685" calcext:value-type="float">
            <text:p>5235,97</text:p>
          </table:table-cell>
          <table:table-cell office:value-type="float" office:value="5228.0110004678" calcext:value-type="float">
            <text:p>5228,01</text:p>
          </table:table-cell>
          <table:table-cell office:value-type="float" office:value="33.1964809384164" calcext:value-type="float">
            <text:p>33,20</text:p>
          </table:table-cell>
          <table:table-cell office:value-type="float" office:value="33.4017595307918" calcext:value-type="float">
            <text:p>33,40</text:p>
          </table:table-cell>
          <table:table-cell office:value-type="float" office:value="33.4017595307918" calcext:value-type="float">
            <text:p>33,4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5235.31847870341" calcext:value-type="float">
            <text:p>5235,32</text:p>
          </table:table-cell>
          <table:table-cell office:value-type="float" office:value="5126.44427680449" calcext:value-type="float">
            <text:p>5126,44</text:p>
          </table:table-cell>
          <table:table-cell office:value-type="float" office:value="32.9227761485826" calcext:value-type="float">
            <text:p>32,92</text:p>
          </table:table-cell>
          <table:table-cell office:value-type="float" office:value="34.0860215053763" calcext:value-type="float">
            <text:p>34,09</text:p>
          </table:table-cell>
          <table:table-cell office:value-type="float" office:value="32.991202346041" calcext:value-type="float">
            <text:p>32,9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table:style-name="ce2" office:value-type="float" office:value="0.015" calcext:value-type="float">
            <text:p>0,0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000" calcext:value-type="float">
            <text:p>10000</text:p>
          </table:table-cell>
          <table:table-cell table:style-name="ce5" office:value-type="float" office:value="5235.98775598299" calcext:value-type="float">
            <text:p>5235,99</text:p>
          </table:table-cell>
          <table:table-cell table:style-name="ce5" office:value-type="float" office:value="5233.27630043725" calcext:value-type="float">
            <text:p>5233,28</text:p>
          </table:table-cell>
          <table:table-cell table:style-name="ce5" office:value-type="float" office:value="33.3333333333333" calcext:value-type="float">
            <text:p>33,33</text:p>
          </table:table-cell>
          <table:table-cell table:style-name="ce5" office:value-type="float" office:value="33.3333333333333" calcext:value-type="float">
            <text:p>33,33</text:p>
          </table:table-cell>
          <table:table-cell table:style-name="ce5" office:value-type="float" office:value="33.3333333333333" calcext:value-type="float">
            <text:p>33,33</text:p>
          </table:table-cell>
          <table:table-cell table:style-name="ce2" office:value-type="float" office:value="1535" calcext:value-type="float">
            <text:p>1535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Optimisation de la population et du nombre d'iteration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aux de mutation</text:p>
          </table:table-cell>
          <table:table-cell office:value-type="string" calcext:value-type="string">
            <text:p>croisement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Individu fitness</text:p>
          </table:table-cell>
          <table:table-cell office:value-type="string" calcext:value-type="string">
            <text:p>moyene Population fitness</text:p>
          </table:table-cell>
          <table:table-cell office:value-type="string" calcext:value-type="string">
            <text:p>diametre A</text:p>
          </table:table-cell>
          <table:table-cell office:value-type="string" calcext:value-type="string">
            <text:p>diametre B</text:p>
          </table:table-cell>
          <table:table-cell office:value-type="string" calcext:value-type="string">
            <text:p>diametre C</text:p>
          </table:table-cell>
          <table:table-cell office:value-type="string" calcext:value-type="string">
            <text:p>temps (ms)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5225.7426653187" calcext:value-type="float">
            <text:p>5225,74</text:p>
          </table:table-cell>
          <table:table-cell office:value-type="float" office:value="5140.46273267694" calcext:value-type="float">
            <text:p>5140,46</text:p>
          </table:table-cell>
          <table:table-cell office:value-type="float" office:value="31.6911045943304" calcext:value-type="float">
            <text:p>31,69</text:p>
          </table:table-cell>
          <table:table-cell office:value-type="float" office:value="36.2756598240469" calcext:value-type="float">
            <text:p>36,28</text:p>
          </table:table-cell>
          <table:table-cell office:value-type="float" office:value="32.0332355816227" calcext:value-type="float">
            <text:p>32,0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5233.31800156006" calcext:value-type="float">
            <text:p>5233,32</text:p>
          </table:table-cell>
          <table:table-cell office:value-type="float" office:value="5151.3929591827" calcext:value-type="float">
            <text:p>5151,39</text:p>
          </table:table-cell>
          <table:table-cell office:value-type="float" office:value="31.8279569892473" calcext:value-type="float">
            <text:p>31,83</text:p>
          </table:table-cell>
          <table:table-cell table:number-columns-repeated="2" office:value-type="float" office:value="34.0860215053763" calcext:value-type="float">
            <text:p>34,0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233.31064686468" calcext:value-type="float">
            <text:p>5233,31</text:p>
          </table:table-cell>
          <table:table-cell office:value-type="float" office:value="5148.72998486959" calcext:value-type="float">
            <text:p>5148,73</text:p>
          </table:table-cell>
          <table:table-cell office:value-type="float" office:value="31.8279569892473" calcext:value-type="float">
            <text:p>31,83</text:p>
          </table:table-cell>
          <table:table-cell office:value-type="float" office:value="34.1544477028348" calcext:value-type="float">
            <text:p>34,15</text:p>
          </table:table-cell>
          <table:table-cell office:value-type="float" office:value="34.0175953079179" calcext:value-type="float">
            <text:p>34,0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235.78182451235" calcext:value-type="float">
            <text:p>5235,78</text:p>
          </table:table-cell>
          <table:table-cell office:value-type="float" office:value="5225.09912947296" calcext:value-type="float">
            <text:p>5225,10</text:p>
          </table:table-cell>
          <table:table-cell office:value-type="float" office:value="32.9227761485826" calcext:value-type="float">
            <text:p>32,92</text:p>
          </table:table-cell>
          <table:table-cell office:value-type="float" office:value="33.6070381231672" calcext:value-type="float">
            <text:p>33,61</text:p>
          </table:table-cell>
          <table:table-cell office:value-type="float" office:value="33.4701857282502" calcext:value-type="float">
            <text:p>33,47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38.78839030684" calcext:value-type="float">
            <text:p>5138,79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935" calcext:value-type="float">
            <text:p>935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65.76493863427" calcext:value-type="float">
            <text:p>5165,76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43.85206934665" calcext:value-type="float">
            <text:p>5143,85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500" calcext:value-type="float">
            <text:p>50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65.01401274426" calcext:value-type="float">
            <text:p>5165,01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 office:value-type="float" office:value="10000" calcext:value-type="float">
            <text:p>1000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43.92216878699" calcext:value-type="float">
            <text:p>5143,92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779" calcext:value-type="float">
            <text:p>3779</text:p>
          </table:table-cell>
        </table:table-row>
        <table:table-row table:style-name="ro2">
          <table:table-cell table:style-name="ce2" office:value-type="float" office:value="0.015" calcext:value-type="float">
            <text:p>0,01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5235.98775598299" calcext:value-type="float">
            <text:p>5235,99</text:p>
          </table:table-cell>
          <table:table-cell table:style-name="ce5" office:value-type="float" office:value="5131.1403656188" calcext:value-type="float">
            <text:p>5131,14</text:p>
          </table:table-cell>
          <table:table-cell table:style-name="ce5" office:value-type="float" office:value="33.3333333333333" calcext:value-type="float">
            <text:p>33,33</text:p>
          </table:table-cell>
          <table:table-cell table:style-name="ce5" office:value-type="float" office:value="33.3333333333333" calcext:value-type="float">
            <text:p>33,33</text:p>
          </table:table-cell>
          <table:table-cell table:style-name="ce5" office:value-type="float" office:value="33.3333333333333" calcext:value-type="float">
            <text:p>33,33</text:p>
          </table:table-cell>
          <table:table-cell table:style-name="ce2" office:value-type="float" office:value="14" calcext:value-type="float">
            <text:p>14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50" calcext:value-type="float">
            <text:p>5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92.40963857992" calcext:value-type="float">
            <text:p>5192,41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42.0303853523" calcext:value-type="float">
            <text:p>5142,0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500" calcext:value-type="float">
            <text:p>50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05.60365692304" calcext:value-type="float">
            <text:p>5105,60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742" calcext:value-type="float">
            <text:p>742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000" calcext:value-type="float">
            <text:p>1000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81.64535971755" calcext:value-type="float">
            <text:p>5181,65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15392" calcext:value-type="float">
            <text:p>15392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0" calcext:value-type="float">
            <text:p>1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47.15716814302" calcext:value-type="float">
            <text:p>5147,16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50" calcext:value-type="float">
            <text:p>5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36.54510597778" calcext:value-type="float">
            <text:p>5136,55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00" calcext:value-type="float">
            <text:p>10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51.32847532693" calcext:value-type="float">
            <text:p>5151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602" calcext:value-type="float">
            <text:p>602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500" calcext:value-type="float">
            <text:p>50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39.32033364507" calcext:value-type="float">
            <text:p>5139,32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095" calcext:value-type="float">
            <text:p>3095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30.83515649727" calcext:value-type="float">
            <text:p>5130,84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62095" calcext:value-type="float">
            <text:p>62095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3" office:value-type="string" calcext:value-type="string">
            <text:p>Influence du nombre de croisemen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aux de mutation</text:p>
          </table:table-cell>
          <table:table-cell office:value-type="string" calcext:value-type="string">
            <text:p>croisement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Individu fitness</text:p>
          </table:table-cell>
          <table:table-cell office:value-type="string" calcext:value-type="string">
            <text:p>moyene Population fitness</text:p>
          </table:table-cell>
          <table:table-cell office:value-type="string" calcext:value-type="string">
            <text:p>diametre A</text:p>
          </table:table-cell>
          <table:table-cell office:value-type="string" calcext:value-type="string">
            <text:p>diametre B</text:p>
          </table:table-cell>
          <table:table-cell office:value-type="string" calcext:value-type="string">
            <text:p>diametre C</text:p>
          </table:table-cell>
          <table:table-cell office:value-type="string" calcext:value-type="string">
            <text:p>temps (ms)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58.71368189729" calcext:value-type="float">
            <text:p>5158,71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51.20138868711" calcext:value-type="float">
            <text:p>5151,20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15" calcext:value-type="float">
            <text:p>1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40.50119766348" calcext:value-type="float">
            <text:p>5140,50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office:value-type="float" office:value="50" calcext:value-type="float">
            <text:p>5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64.89436966266" calcext:value-type="float">
            <text:p>5164,89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0.015" calcext:value-type="float">
            <text:p>0,015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69.6506130253" calcext:value-type="float">
            <text:p>5169,65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660" calcext:value-type="float">
            <text:p>660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3" office:value-type="string" calcext:value-type="string">
            <text:p>Influence du taux de mutation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aux de mutation</text:p>
          </table:table-cell>
          <table:table-cell office:value-type="string" calcext:value-type="string">
            <text:p>croisement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Individu fitness</text:p>
          </table:table-cell>
          <table:table-cell office:value-type="string" calcext:value-type="string">
            <text:p>moyene Population fitness</text:p>
          </table:table-cell>
          <table:table-cell office:value-type="string" calcext:value-type="string">
            <text:p>diametre A</text:p>
          </table:table-cell>
          <table:table-cell office:value-type="string" calcext:value-type="string">
            <text:p>diametre B</text:p>
          </table:table-cell>
          <table:table-cell office:value-type="string" calcext:value-type="string">
            <text:p>diametre C</text:p>
          </table:table-cell>
          <table:table-cell office:value-type="string" calcext:value-type="string">
            <text:p>temps (ms)</text:p>
          </table:table-cell>
        </table:table-row>
        <table:table-row table:style-name="ro2"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235.31611572031" calcext:value-type="float">
            <text:p>5235,32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5168.08620690509" calcext:value-type="float">
            <text:p>5168,09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235.98775598299" calcext:value-type="float">
            <text:p>5235,99</text:p>
          </table:table-cell>
          <table:table-cell office:value-type="float" office:value="4379.10096702269" calcext:value-type="float">
            <text:p>4379,10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5235.98040128761" calcext:value-type="float">
            <text:p>5235,98</text:p>
          </table:table-cell>
          <table:table-cell office:value-type="float" office:value="3214.21556956537" calcext:value-type="float">
            <text:p>3214,22</text:p>
          </table:table-cell>
          <table:table-cell office:value-type="float" office:value="33.2649071358749" calcext:value-type="float">
            <text:p>33,26</text:p>
          </table:table-cell>
          <table:table-cell office:value-type="float" office:value="33.4017595307918" calcext:value-type="float">
            <text:p>33,40</text:p>
          </table:table-cell>
          <table:table-cell office:value-type="float" office:value="33.3333333333333" calcext:value-type="float">
            <text:p>33,33</text:p>
          </table:table-cell>
          <table:table-cell office:value-type="float" office:value="19" calcext:value-type="float">
            <text:p>19</text:p>
          </table:table-cell>
        </table:table-row>
        <table:table-row table:style-name="ro2" table:number-rows-repeated="104852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06T15:26:04.479672861</dc:date>
    <meta:editing-duration>PT1H3M19S</meta:editing-duration>
    <meta:editing-cycles>5</meta:editing-cycles>
    <meta:generator>LibreOffice/4.3.6.2$Linux_X86_64 LibreOffice_project/430m0$Build-2</meta:generator>
    <meta:document-statistic meta:table-count="1" meta:cell-count="425" meta:object-count="0"/>
  </office:meta>
</office:document-meta>
</file>